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gErrorHandling.getErrorsReport( String tag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TagErrorHandling.setError( AbstractPageError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